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nstall required libraries if not already</text:p>
      <text:p text:style-name="Standard">!pip install -q ipywidgets matplotlib numpy qrcode[pil]</text:p>
      <text:p text:style-name="Standard"/>
      <text:p text:style-name="Standard">import math</text:p>
      <text:p text:style-name="Standard">import numpy as np</text:p>
      <text:p text:style-name="Standard">import matplotlib.pyplot as plt</text:p>
      <text:p text:style-name="Standard">import ipywidgets as widgets</text:p>
      <text:p text:style-name="Standard">from IPython.display import display, HTML, clear_output</text:p>
      <text:p text:style-name="Standard">import qrcode</text:p>
      <text:p text:style-name="Standard"/>
      <text:p text:style-name="Standard"># -----------------------------</text:p>
      <text:p text:style-name="Standard"># QR Code for Judges</text:p>
      <text:p text:style-name="Standard"># -----------------------------</text:p>
      <text:p text:style-name="Standard">def generate_qr():</text:p>
      <text:p text:style-name="Standard"><text:s text:c="4"/>url = "https://colab.research.google.com/drive/1GQOMkF5HWk92egRJvaiFSpOHogY9mwVN?usp=sharing"</text:p>
      <text:p text:style-name="Standard"><text:s text:c="4"/>qr = qrcode.make(url)</text:p>
      <text:p text:style-name="Standard"><text:s text:c="4"/>display(HTML("&lt;h3&gt;QR Code for Judges Access&lt;/h3&gt;"))</text:p>
      <text:p text:style-name="Standard"><text:s text:c="4"/>display(qr)</text:p>
      <text:p text:style-name="Standard"/>
      <text:p text:style-name="Standard"># -----------------------------</text:p>
      <text:p text:style-name="Standard"># Prime Factors Function</text:p>
      <text:p text:style-name="Standard"># -----------------------------</text:p>
      <text:p text:style-name="Standard">def prime_factors(n):</text:p>
      <text:p text:style-name="Standard"><text:s text:c="4"/>i = 2</text:p>
      <text:p text:style-name="Standard"><text:s text:c="4"/>factors = []</text:p>
      <text:p text:style-name="Standard"><text:s text:c="4"/>while i*i &lt;= n:</text:p>
      <text:p text:style-name="Standard"><text:s text:c="8"/>if n % i:</text:p>
      <text:p text:style-name="Standard"><text:s text:c="12"/>i += 1</text:p>
      <text:p text:style-name="Standard"><text:s text:c="8"/>else:</text:p>
      <text:p text:style-name="Standard"><text:s text:c="12"/>n //= i</text:p>
      <text:p text:style-name="Standard"><text:s text:c="12"/>factors.append(i)</text:p>
      <text:p text:style-name="Standard"><text:s text:c="4"/>if n &gt; 1:</text:p>
      <text:p text:style-name="Standard"><text:s text:c="8"/>factors.append(n)</text:p>
      <text:p text:style-name="Standard"><text:s text:c="4"/>return factors</text:p>
      <text:p text:style-name="Standard"/>
      <text:p text:style-name="Standard"># =============================</text:p>
      <text:p text:style-name="Standard"># LCM &amp; GCD with Prime Factors and Ratios</text:p>
      <text:p text:style-name="Standard"># =============================</text:p>
      <text:p text:style-name="Standard">def visualize_lcm_gcd(a, b, show_primes=False, show_ratios=False):</text:p>
      <text:p text:style-name="Standard"><text:s text:c="4"/>gcd = math.gcd(a, b)</text:p>
      <text:p text:style-name="Standard"><text:s text:c="4"/>lcm = a * b // gcd</text:p>
      <text:p text:style-name="Standard"><text:s text:c="4"/>multiples_a = [a*i for i in range(1,21)]</text:p>
      <text:p text:style-name="Standard"><text:s text:c="4"/>multiples_b = [b*i for i in range(1,21)]</text:p>
      <text:p text:style-name="Standard"><text:s text:c="4"/>factors_a = [i for i in range(1,a+1) if a%i==0]</text:p>
      <text:p text:style-name="Standard"><text:s text:c="4"/>factors_b = [i for i in range(1,b+1) if b%i==0]</text:p>
      <text:p text:style-name="Standard"/>
      <text:p text:style-name="Standard"><text:s text:c="4"/>plt.figure(figsize=(16,6))</text:p>
      <text:p text:style-name="Standard"/>
      <text:p text:style-name="Standard"><text:s text:c="4"/># Plot multiples</text:p>
      <text:p text:style-name="Standard"><text:s text:c="4"/>plt.plot(multiples_a,[3]*len(multiples_a),'bo',label=f'Multiples of {a}')</text:p>
      <text:p text:style-name="Standard"><text:s text:c="4"/>plt.plot(multiples_b,[4]*len(multiples_b),'ro',label=f'Multiples of {b}')</text:p>
      <text:p text:style-name="Standard"><text:soft-page-break/></text:p>
      <text:p text:style-name="Standard"><text:s text:c="4"/># Plot factors</text:p>
      <text:p text:style-name="Standard"><text:s text:c="4"/>plt.plot(factors_a,[1]*len(factors_a),'bs',label=f'Factors of {a}')</text:p>
      <text:p text:style-name="Standard"><text:s text:c="4"/>plt.plot(factors_b,[2]*len(factors_b),'rs',label=f'Factors of {b}')</text:p>
      <text:p text:style-name="Standard"/>
      <text:p text:style-name="Standard"><text:s text:c="4"/># Highlight LCM and GCD</text:p>
      <text:p text:style-name="Standard"><text:s text:c="4"/>plt.plot(lcm,3.5,'go',markersize=12,label=f'LCM = {lcm}')</text:p>
      <text:p text:style-name="Standard"><text:s text:c="4"/>plt.plot(gcd,0.5,'orange',marker='o',markersize=12,label=f'GCD = {gcd}')</text:p>
      <text:p text:style-name="Standard"/>
      <text:p text:style-name="Standard"><text:s text:c="4"/># Label multiples with stars</text:p>
      <text:p text:style-name="Standard"><text:s text:c="4"/>for x in multiples_a:</text:p>
      <text:p text:style-name="Standard"><text:s text:c="8"/>plt.text(x,3.05,f"{x}*",fontsize=8,ha='center')</text:p>
      <text:p text:style-name="Standard"><text:s text:c="4"/>for x in multiples_b:</text:p>
      <text:p text:style-name="Standard"><text:s text:c="8"/>plt.text(x,4.05,f"{x}*",fontsize=8,ha='center')</text:p>
      <text:p text:style-name="Standard"/>
      <text:p text:style-name="Standard"><text:s text:c="4"/># Label factors</text:p>
      <text:p text:style-name="Standard"><text:s text:c="4"/>for x in factors_a:</text:p>
      <text:p text:style-name="Standard"><text:s text:c="8"/>plt.text(x,1.05,str(x),fontsize=8,ha='center')</text:p>
      <text:p text:style-name="Standard"><text:s text:c="4"/>for x in factors_b:</text:p>
      <text:p text:style-name="Standard"><text:s text:c="8"/>plt.text(x,2.05,str(x),fontsize=8,ha='center')</text:p>
      <text:p text:style-name="Standard"/>
      <text:p text:style-name="Standard"><text:s text:c="4"/># Optional: prime factors</text:p>
      <text:p text:style-name="Standard"><text:s text:c="4"/>if show_primes:</text:p>
      <text:p text:style-name="Standard"><text:s text:c="8"/>primes_a = prime_factors(a)</text:p>
      <text:p text:style-name="Standard"><text:s text:c="8"/>primes_b = prime_factors(b)</text:p>
      <text:p text:style-name="Standard"><text:s text:c="8"/>plt.plot(primes_a,[1.5]*len(primes_a),'m^',label=f'Prime factors of {a}') <text:s/># purple</text:p>
      <text:p text:style-name="Standard"><text:s text:c="8"/>plt.plot(primes_b,[2.5]*len(primes_b),'c^',label=f'Prime factors of {b}') <text:s/># cyan</text:p>
      <text:p text:style-name="Standard"><text:s text:c="8"/>for x in primes_a:</text:p>
      <text:p text:style-name="Standard"><text:s text:c="12"/>plt.text(x,1.55,str(x),fontsize=8,ha='center', color='purple')</text:p>
      <text:p text:style-name="Standard"><text:s text:c="8"/>for x in primes_b:</text:p>
      <text:p text:style-name="Standard"><text:s text:c="12"/>plt.text(x,2.55,str(x),fontsize=8,ha='center', color='cyan')</text:p>
      <text:p text:style-name="Standard"/>
      <text:p text:style-name="Standard"><text:s text:c="4"/># Optional: show ratios</text:p>
      <text:p text:style-name="Standard"><text:s text:c="4"/>if show_ratios:</text:p>
      <text:p text:style-name="Standard"><text:s text:c="8"/>simplest_a = a // gcd</text:p>
      <text:p text:style-name="Standard"><text:s text:c="8"/>simplest_b = b // gcd</text:p>
      <text:p text:style-name="Standard"><text:s text:c="8"/>plt.text(0,4.5,f"Simplest ratio {a}:{b} = {simplest_a}:{simplest_b}", fontsize=12, color='darkgreen')</text:p>
      <text:p text:style-name="Standard"><text:s text:c="8"/># Show a few equivalent ratios</text:p>
      <text:p text:style-name="Standard"><text:s text:c="8"/>eq_ratios = [(simplest_a*i, simplest_b*i) for i in range(2,6)]</text:p>
      <text:p text:style-name="Standard"><text:s text:c="8"/>eq_text = ", ".join([f"{x}:{y}" for x,y in eq_ratios])</text:p>
      <text:p text:style-name="Standard"><text:s text:c="8"/>plt.text(0,4.2,f"Equivalent ratios: {eq_text}", fontsize=10, color='green')</text:p>
      <text:p text:style-name="Standard"/>
      <text:p text:style-name="Standard"><text:s text:c="4"/>plt.yticks([0.5,1,1.5,2,2.5,3,3.5,4,4.2,4.5],</text:p>
      <text:p text:style-name="Standard"><text:s text:c="15"/>['GCD','Factors A','Prime A','Factors B','Prime B','Multiples A','LCM','Multiples B','Eq Ratios','Simplest Ratio'])</text:p>
      <text:p text:style-name="Standard"><text:s text:c="4"/>plt.xlabel("Numbers")</text:p>
      <text:p text:style-name="Standard"><text:s text:c="4"/>plt.title(f"LCM, GCD, Prime Factors &amp; Ratios for {a} and {b}")</text:p>
      <text:p text:style-name="Standard"><text:s text:c="4"/>plt.legend()</text:p>
      <text:p text:style-name="Standard"><text:s text:c="4"/>plt.grid(axis='x',linestyle='--',alpha=0.5)</text:p>
      <text:p text:style-name="Standard"><text:s text:c="4"/>plt.show()</text:p>
      <text:p text:style-name="Standard"/>
      <text:p text:style-name="Standard"><text:soft-page-break/># -----------------------------</text:p>
      <text:p text:style-name="Standard"># LCM &amp; GCD Widgets</text:p>
      <text:p text:style-name="Standard"># -----------------------------</text:p>
      <text:p text:style-name="Standard">num1 = widgets.IntText(value=6,description="Number 1:")</text:p>
      <text:p text:style-name="Standard">num2 = widgets.IntText(value=8,description="Number 2:")</text:p>
      <text:p text:style-name="Standard">show_primes_cb = widgets.Checkbox(value=False, description="Show Prime Factors")</text:p>
      <text:p text:style-name="Standard">show_ratios_cb = widgets.Checkbox(value=False, description="Show Ratios")</text:p>
      <text:p text:style-name="Standard">button_lcm_gcd = widgets.Button(description="Show LCM &amp; GCD",button_style='success')</text:p>
      <text:p text:style-name="Standard">output_lcm_gcd = widgets.Output()</text:p>
      <text:p text:style-name="Standard"/>
      <text:p text:style-name="Standard">def run_lcm_gcd(b):</text:p>
      <text:p text:style-name="Standard"><text:s text:c="4"/>with output_lcm_gcd:</text:p>
      <text:p text:style-name="Standard"><text:s text:c="8"/>clear_output()</text:p>
      <text:p text:style-name="Standard"><text:s text:c="8"/>visualize_lcm_gcd(num1.value,num2.value, show_primes_cb.value, show_ratios_cb.value)</text:p>
      <text:p text:style-name="Standard"/>
      <text:p text:style-name="Standard">button_lcm_gcd.on_click(run_lcm_gcd)</text:p>
      <text:p text:style-name="Standard"/>
      <text:p text:style-name="Standard">display(HTML("&lt;h2&gt;LCM &amp; GCD Interactive Simulation&lt;/h2&gt;"))</text:p>
      <text:p text:style-name="Standard">display(num1,num2,show_primes_cb,show_ratios_cb,button_lcm_gcd,output_lcm_gcd)</text:p>
      <text:p text:style-name="Standard"/>
      <text:p text:style-name="Standard"># -----------------------------</text:p>
      <text:p text:style-name="Standard"># Simultaneous Equations Solver</text:p>
      <text:p text:style-name="Standard"># -----------------------------</text:p>
      <text:p text:style-name="Standard">def solve_simultaneous(a1,b1,c1,a2,b2,c2):</text:p>
      <text:p text:style-name="Standard"><text:s text:c="4"/>det = a1*b2 - a2*b1</text:p>
      <text:p text:style-name="Standard"><text:s text:c="4"/>if det != 0:</text:p>
      <text:p text:style-name="Standard"><text:s text:c="8"/>x = (c1*b2 - c2*b1)/det</text:p>
      <text:p text:style-name="Standard"><text:s text:c="8"/>y = (a1*c2 - a2*c1)/det</text:p>
      <text:p text:style-name="Standard"><text:s text:c="8"/>solution_text = f"x = {x}, y = {y}"</text:p>
      <text:p text:style-name="Standard"><text:s text:c="4"/>else:</text:p>
      <text:p text:style-name="Standard"><text:s text:c="8"/>solution_text = "No unique solution (lines are parallel or identical)"</text:p>
      <text:p text:style-name="Standard"><text:s text:c="8"/>x = y = None</text:p>
      <text:p text:style-name="Standard"/>
      <text:p text:style-name="Standard"><text:s text:c="4"/>x_range = max(10, abs(x)*1.2 if x is not None else 10)</text:p>
      <text:p text:style-name="Standard"><text:s text:c="4"/>y_range = max(10, abs(y)*1.2 if y is not None else 10)</text:p>
      <text:p text:style-name="Standard"><text:s text:c="4"/>x_vals = np.linspace(-x_range, x_range, 400)</text:p>
      <text:p text:style-name="Standard"/>
      <text:p text:style-name="Standard"><text:s text:c="4"/>plt.figure(figsize=(8,6))</text:p>
      <text:p text:style-name="Standard"><text:s text:c="4"/>if b1 != 0:</text:p>
      <text:p text:style-name="Standard"><text:s text:c="8"/>y1 = (c1 - a1*x_vals)/b1</text:p>
      <text:p text:style-name="Standard"><text:s text:c="8"/>plt.plot(x_vals, y1, label=f'{a1}x + {b1}y = {c1}')</text:p>
      <text:p text:style-name="Standard"><text:s text:c="4"/>if b2 != 0:</text:p>
      <text:p text:style-name="Standard"><text:s text:c="8"/>y2 = (c2 - a2*x_vals)/b2</text:p>
      <text:p text:style-name="Standard"><text:s text:c="8"/>plt.plot(x_vals, y2, label=f'{a2}x + {b2}y = {c2}')</text:p>
      <text:p text:style-name="Standard"><text:s text:c="4"/>if x is not None and y is not None:</text:p>
      <text:p text:style-name="Standard"><text:s text:c="8"/>plt.plot(x, y, 'ro', markersize=10, label=f'Solution: ({x},{y})')</text:p>
      <text:p text:style-name="Standard"><text:s text:c="8"/>plt.text(x, y + y_range*0.02, f'({x:.2f},{y:.2f})', color='red', fontsize=10)</text:p>
      <text:p text:style-name="Standard"/>
      <text:p text:style-name="Standard"><text:s text:c="4"/>plt.xlim(-x_range, x_range)</text:p>
      <text:p text:style-name="Standard"><text:s text:c="4"/>plt.ylim(-y_range, y_range)</text:p>
      <text:p text:style-name="Standard"><text:s text:c="4"/>plt.xlabel('x')</text:p>
      <text:p text:style-name="Standard"><text:s text:c="4"/>plt.ylabel('y')</text:p>
      <text:p text:style-name="Standard"><text:soft-page-break/><text:s text:c="4"/>plt.title('Graphical Solution of Simultaneous Equations')</text:p>
      <text:p text:style-name="Standard"><text:s text:c="4"/>plt.grid(True)</text:p>
      <text:p text:style-name="Standard"><text:s text:c="4"/>plt.legend()</text:p>
      <text:p text:style-name="Standard"><text:s text:c="4"/>plt.show()</text:p>
      <text:p text:style-name="Standard"><text:s text:c="4"/>return solution_text</text:p>
      <text:p text:style-name="Standard"/>
      <text:p text:style-name="Standard"># -----------------------------</text:p>
      <text:p text:style-name="Standard"># Simultaneous Equations Widgets</text:p>
      <text:p text:style-name="Standard"># -----------------------------</text:p>
      <text:p text:style-name="Standard">a1 = widgets.FloatText(value=2, description='a1:')</text:p>
      <text:p text:style-name="Standard">b1 = widgets.FloatText(value=3, description='b1:')</text:p>
      <text:p text:style-name="Standard">c1 = widgets.FloatText(value=11, description='c1:')</text:p>
      <text:p text:style-name="Standard">a2 = widgets.FloatText(value=1, description='a2:')</text:p>
      <text:p text:style-name="Standard">b2 = widgets.FloatText(value=-1, description='b2:')</text:p>
      <text:p text:style-name="Standard">c2 = widgets.FloatText(value=1, description='c2:')</text:p>
      <text:p text:style-name="Standard">button_sim = widgets.Button(description='Solve Equations', button_style='success')</text:p>
      <text:p text:style-name="Standard">output_sim = widgets.Output()</text:p>
      <text:p text:style-name="Standard"/>
      <text:p text:style-name="Standard">def run_sim(b):</text:p>
      <text:p text:style-name="Standard"><text:s text:c="4"/>with output_sim:</text:p>
      <text:p text:style-name="Standard"><text:s text:c="8"/>clear_output()</text:p>
      <text:p text:style-name="Standard"><text:s text:c="8"/>solution = solve_simultaneous(a1.value,b1.value,c1.value,</text:p>
      <text:p text:style-name="Standard"><text:s text:c="38"/>a2.value,b2.value,c2.value)</text:p>
      <text:p text:style-name="Standard"><text:s text:c="8"/>print("Solution:", solution)</text:p>
      <text:p text:style-name="Standard"/>
      <text:p text:style-name="Standard">button_sim.on_click(run_sim)</text:p>
      <text:p text:style-name="Standard"/>
      <text:p text:style-name="Standard">display(HTML("&lt;h2&gt;Simultaneous Equations Solver&lt;/h2&gt;"))</text:p>
      <text:p text:style-name="Standard">display(a1,b1,c1,a2,b2,c2,button_sim,output_sim)</text:p>
      <text:p text:style-name="Standard"/>
      <text:p text:style-name="Standard"># -----------------------------</text:p>
      <text:p text:style-name="Standard"># Optional QR Code</text:p>
      <text:p text:style-name="Standard"># -----------------------------</text:p>
      <text:p text:style-name="Standard">show_qr = widgets.Checkbox(value=False, description="Show QR Code for Judges")</text:p>
      <text:p text:style-name="Standard">output_qr = widgets.Output()</text:p>
      <text:p text:style-name="Standard"/>
      <text:p text:style-name="Standard">def toggle_qr(change):</text:p>
      <text:p text:style-name="Standard"><text:s text:c="4"/>with output_qr:</text:p>
      <text:p text:style-name="Standard"><text:s text:c="8"/>clear_output()</text:p>
      <text:p text:style-name="Standard"><text:s text:c="8"/>if change['new']:</text:p>
      <text:p text:style-name="Standard"><text:s text:c="12"/>generate_qr()</text:p>
      <text:p text:style-name="Standard"/>
      <text:p text:style-name="Standard">show_qr.observe(toggle_qr, names='value')</text:p>
      <text:p text:style-name="Standard">display(show_qr, output_q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9:37:25.940144188</meta:creation-date>
    <dc:date>2026-03-15T19:37:44.884874939</dc:date>
    <meta:editing-duration>PT1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69" meta:word-count="619" meta:character-count="6695" meta:non-whitespace-character-count="5563"/>
  </office:meta>
</office:document-meta>
</file>